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44bc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">
      <loext:graphic-properties draw:fill="none"/>
      <style:paragraph-properties fo:margin-left="3cm" fo:margin-right="0cm" fo:text-indent="0cm" style:auto-text-indent="false" style:page-number="auto" fo:background-color="transparent"/>
    </style:style>
    <style:style style:name="P8" style:family="paragraph" style:parent-style-name="Standard">
      <loext:graphic-properties draw:fill="none"/>
      <style:paragraph-properties fo:margin-left="3cm" fo:margin-right="0cm" fo:text-indent="0cm" style:auto-text-indent="false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666666" style:font-name="Open Sans" fo:font-size="11.25pt" fo:letter-spacing="normal" fo:font-style="normal" fo:font-weight="normal"/>
    </style:style>
    <style:style style:name="T5" style:family="text">
      <style:text-properties fo:font-variant="normal" fo:text-transform="none" fo:color="#666666" style:font-name="Open Sans" fo:font-size="11.25pt" fo:letter-spacing="normal" fo:font-style="normal" fo:font-weight="bold"/>
    </style:style>
    <style:style style:name="T6" style:family="text">
      <style:text-properties fo:font-variant="normal" fo:text-transform="none" fo:color="#000000" style:font-name="Open Sans" fo:font-size="13.5pt" fo:letter-spacing="normal" fo:font-style="normal" fo:font-weight="bold"/>
    </style:style>
    <style:style style:name="T7" style:family="text">
      <style:text-properties officeooo:rsid="00044bc1"/>
    </style:style>
    <style:style style:name="T8" style:family="text">
      <style:text-properties fo:language="ru" fo:country="RU" officeooo:rsid="00044bc1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leration/Deceleration <text:span text:style-name="T7">(</text:span>AC<text:span text:style-name="T7">)</text:span></text:p>
      <text:p text:style-name="Standard"/>
      <text:p text:style-name="Standard"><text:span text:style-name="T3">Индикатор Ускорения / Замедления (AC)</text:span> измеряет темп ускорения и замедления цен. </text:p>
      <text:p text:style-name="Standard"/>
      <text:h text:style-name="Heading_20_3" text:outline-level="3">Индикатор Acceleration/Deceleration: определение и формула</text:h>
      <text:p text:style-name="P2">Автор говорил и писал, что <text:span text:style-name="Strong_20_Emphasis">Индикатор Ускорения / Замедления </text:span>является одним из немногих индикаторов, который способен задолго прогнозировать изменения и динамику цен. Это логичное определение подтверждается практикой. Ведь до своего разворота цена должна снизить скорость. То есть Индикатор Ускорения / Замедления показывает изменение направления перед таким же изменением на графике цены.</text:p>
      <text:p text:style-name="P2">AC рассчитывают как разницу между индикатором Awesome Oscillator (АО), и скользящей средней от этого индикатора с периодом 5.</text:p>
      <text:p text:style-name="P2"/>
      <text:p text:style-name="P6"><text:span text:style-name="Strong_20_Emphasis">AC = AO — SMA (AO, 5)</text:span></text:p>
      <text:p text:style-name="Standard"><text:span text:style-name="Strong_20_Emphasis"/></text:p>
      <text:p text:style-name="P7"><text:span text:style-name="Strong_20_Emphasis"><text:span text:style-name="T1">где:</text:span></text:span></text:p>
      <text:p text:style-name="P8"><text:span text:style-name="Emphasis">AO = SMA (Median Price, 5) — SMA (Median Price, 34)</text:span><text:line-break/><text:span text:style-name="Emphasis">Median Price = (High + Low) / 2</text:span><text:line-break/><text:span text:style-name="Emphasis">Median Price – медианная цена.</text:span><text:line-break/><text:span text:style-name="Emphasis">High – максимальная цена за период, например за час.</text:span><text:line-break/><text:span text:style-name="Emphasis">Low – минимальная цена за период, например за час</text:span><text:line-break/><text:span text:style-name="Emphasis">SMA – Simple Moving Average – простое скользящее среднее.</text:span><text:line-break/><text:span text:style-name="Emphasis">AO — индикатор Awesome Oscillator.</text:span></text:p>
      <text:p text:style-name="P8"><text:span text:style-name="Emphasis"/></text:p>
      <text:p text:style-name="P2">Большинство современных торговых терминалов демонстрирует индикатор Ускорения/Замедления (АС) в виде гистограммы. Такая интерпретация нагляднее и удобнее для проведения технического анализа. В таком случае периоды роста будут нарисованы зеленым цветом, а снижение – красным<text:span text:style-name="T8">.</text:span></text:p>
      <text:p text:style-name="P2"/>
      <text:p text:style-name="P2">Напомним, что параметрами индикатора АС являются 5 и 34. Именно их рекомендовал автор методики Билл Вильямс. Но согласно советам многих трейдеров такие параметры показывают неправильные результаты. По этой причине мы советуем Вам использовать свои подобранные параметры.</text:p>
      <text:p text:style-name="P2"/>
      <text:h text:style-name="Heading_20_3" text:outline-level="3">Acceleration/Deceleration: применение и недостатки</text:h>
      <text:list xml:id="list2350286613" text:style-name="L1">
        <text:list-item>
          <text:p text:style-name="P5">Когда АС размещается выше линии нуля, сигналом на покупку является появление двух последовательных бара с большими значениями, чем последний бар снижения диаграммы. В такой ситуации позиция на покупку открывается на 1 пункт выше свечи сигнала.</text:p>
          <text:p text:style-name="P4"/>
        </text:list-item>
        <text:list-item>
          <text:p text:style-name="P4">Соответственно, когда Acceleration / Deceleration Oscillator размещается ниже линии нуля, то сигналом на продажу является появление двух последовательных баров с меньшими значениями, чем последний бар (стоблик) роста. В этой ситуации позиция на продажу открывается на один пункт меньше свечи сигнала.</text:p>
          <text:p text:style-name="P4"/>
        </text:list-item>
        <text:list-item>
          <text:p text:style-name="P4"><text:soft-page-break/>Когда индикатор размещается меньше нуля, сигнал на покупку проявляется в трех последовательных столбцах большего значения, чем последний наименьший столбик. При этом открытие позиции происходит на один пункт выше свечи сигнала. Если же первых два столбца с наибольшими значениями пересекают линию нуля (оба или один из них), то сигналом является второй столбец и не нужно ждать появления третьего.</text:p>
          <text:p text:style-name="P4"/>
        </text:list-item>
        <text:list-item>
          <text:p text:style-name="P4">Когда Acceleration / Deceleration Oscillator размещается выше линии нуля, сигналом на продажу является появление трех последовательных столбцов с меньшими значениями, чем самый последний и большой. При этом размещение ордера на продажу происходит на один пункт ниже бара (свечи) сигнала. Если же один из первых двух столбцов с наименьшими значениями пересекает линию нуля, сигнал на продажу возникает на втором столбце и не нужно ожидать появления третьего.</text:p>
        </text:list-item>
      </text:list>
      <text:p text:style-name="P2"><text:span text:style-name="Strong_20_Emphasis"/></text:p>
      <text:p text:style-name="P2"><text:span text:style-name="Strong_20_Emphasis">Комментарии к Индикатору Ускорения / Замедления:</text:span></text:p>
      <text:list xml:id="list1072127862" text:style-name="L2">
        <text:list-item>
          <text:p text:style-name="P3">Нужно всегда учитывать, что сигналы АС только подтверждают основные. При этом основным сигналом принято считать качание первого фрактала.</text:p>
          <text:p text:style-name="P3"/>
        </text:list-item>
        <text:list-item>
          <text:p text:style-name="P3">Если можно наблюдать сигнал Индикатора Acceleration/Deceleration, но после этого он изменил цвет, сигнал считается утраченным.</text:p>
          <text:p text:style-name="P3"/>
        </text:list-item>
        <text:list-item>
          <text:p text:style-name="P3">Учитывайте, что пересечение нулевой линии у АС не считается сигналом, как у индикатора АО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1:52:10.955000000</meta:creation-date>
    <dc:date>2020-02-14T11:57:27.881000000</dc:date>
    <meta:editing-duration>PT5M17S</meta:editing-duration>
    <meta:editing-cycles>1</meta:editing-cycles>
    <meta:document-statistic meta:table-count="0" meta:image-count="0" meta:object-count="0" meta:page-count="2" meta:paragraph-count="19" meta:word-count="472" meta:character-count="3422" meta:non-whitespace-character-count="2966"/>
    <meta:generator>LibreOffice/6.4.0.3$Windows_X86_64 LibreOffice_project/b0a288ab3d2d4774cb44b62f04d5d28733ac6df8</meta:generator>
  </office:meta>
</office:document-meta>
</file>